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pple-system" svg:font-family="apple-system, BlinkMacSystemFont, Roboto, 'Helvetica Neue'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P2" style:family="paragraph" style:parent-style-name="Preformatted_20_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 style:parent-style-name="Preformatted_20_Text" style:master-page-name="">
      <style:paragraph-properties fo:margin-left="0cm" fo:margin-right="-0.053cm" fo:margin-top="0cm" fo:margin-bottom="0cm" fo:text-indent="-0.079cm" style:auto-text-indent="false" style:page-number="auto"/>
      <style:text-properties fo:font-size="12pt" style:font-size-asian="12pt" style:font-size-complex="12pt"/>
    </style:style>
    <style:style style:name="P4" style:family="paragraph" style:parent-style-name="Preformatted_20_Text">
      <style:paragraph-properties fo:margin-left="0cm" fo:margin-right="-0.053cm" fo:margin-top="0cm" fo:margin-bottom="0cm" fo:text-indent="-0.079cm" style:auto-text-indent="false"/>
      <style:text-properties fo:font-size="12pt" style:font-size-asian="12pt" style:font-size-complex="12pt"/>
    </style:style>
    <style:style style:name="P5" style:family="paragraph" style:parent-style-name="Preformatted_20_Text" style:master-page-name="">
      <style:paragraph-properties fo:margin-left="0cm" fo:margin-right="-0.053cm" fo:margin-top="0cm" fo:margin-bottom="0cm" fo:text-indent="0cm" style:auto-text-indent="false" style:page-number="auto"/>
      <style:text-properties fo:font-size="12pt" fo:language="ru" fo:country="RU" style:font-size-asian="12pt" style:font-size-complex="12pt"/>
    </style:style>
    <style:style style:name="P6" style:family="paragraph" style:parent-style-name="Preformatted_20_Text">
      <style:paragraph-properties fo:margin-left="0cm" fo:margin-right="-0.053cm" fo:margin-top="0cm" fo:margin-bottom="0cm" fo:text-indent="0cm" style:auto-text-indent="false"/>
    </style:style>
    <style:style style:name="P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3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cm" fo:margin-right="-0.053cm" fo:margin-top="0cm" fo:margin-bottom="0cm" fo:text-indent="0cm" style:auto-text-indent="false"/>
      <style:text-properties fo:color="#0000ff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>
      <style:paragraph-properties fo:margin-left="0cm" fo:margin-right="0cm" fo:margin-top="0cm" fo:margin-bottom="0.212cm" fo:line-height="150%" fo:orphans="2" fo:widows="2" fo:text-indent="0cm" style:auto-text-indent="false"/>
    </style:style>
    <style:style style:name="P22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margin-top="0cm" fo:margin-bottom="0cm" fo:line-height="150%" fo:orphans="2" fo:widows="2" fo:text-indent="0cm" style:auto-text-indent="false"/>
    </style:style>
    <style:style style:name="P24" style:family="paragraph" style:parent-style-name="Text_20_body">
      <style:paragraph-properties fo:margin-left="0cm" fo:margin-right="0cm" fo:margin-top="0cm" fo:margin-bottom="0.109cm" fo:line-height="0.706cm" fo:orphans="2" fo:widows="2" fo:text-indent="0cm" style:auto-text-indent="false"/>
    </style:style>
    <style:style style:name="P25" style:family="paragraph" style:parent-style-name="Text_20_body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 style:list-style-name="L1">
      <style:paragraph-properties fo:margin-left="0cm" fo:margin-right="-0.053cm" fo:margin-top="0cm" fo:margin-bottom="0cm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>
      <style:paragraph-properties fo:margin-left="0cm" fo:margin-right="-0.053cm" fo:margin-top="0cm" fo:margin-bottom="0cm" fo:line-height="10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>
      <style:paragraph-properties fo:margin-left="0cm" fo:margin-right="-0.053cm" fo:margin-top="0cm" fo:margin-bottom="0cm" fo:line-height="150%" fo:orphans="2" fo:widows="2" fo:text-indent="0cm" style:auto-text-indent="false"/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Text_20_body">
      <style:paragraph-properties fo:margin-top="0cm" fo:margin-bottom="0cm" style:line-height-at-least="0.582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>
      <style:paragraph-properties fo:margin-top="0cm" fo:margin-bottom="0cm" fo:line-height="100%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ext_20_body">
      <style:paragraph-properties fo:margin-top="0cm" fo:margin-bottom="0cm" fo:line-height="0.529cm" fo:orphans="2" fo:widows="2"/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color="#000000"/>
    </style:style>
    <style:style style:name="T27" style:family="text">
      <style:text-properties fo:color="#000000" fo:language="ru" fo:country="RU"/>
    </style:style>
    <style:style style:name="T28" style:family="text">
      <style:text-properties fo:color="#000000" fo:language="ru" fo:country="RU" fo:font-weight="bold" style:font-weight-asian="bold" style:font-weight-complex="bold"/>
    </style:style>
    <style:style style:name="T29" style:family="text">
      <style:text-properties fo:color="#000000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0" style:family="text">
      <style:text-properties fo:color="#000000" style:font-name="Times New Roman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color="#000000" style:font-name="Times New Roman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color="#000000" style:font-name="Times New Roman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00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000000" style:font-name="Times New Roman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5" style:family="text">
      <style:text-properties fo:color="#0000cd" fo:language="ru" fo:country="RU"/>
    </style:style>
    <style:style style:name="T36" style:family="text">
      <style:text-properties fo:color="#0000cd" fo:language="ru" fo:country="RU" fo:font-weight="bold" style:font-weight-asian="bold" style:font-weight-complex="bold"/>
    </style:style>
    <style:style style:name="T37" style:family="text">
      <style:text-properties fo:color="#0000cd" fo:language="ru" fo:country="RU"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fo:color="#0000cd" style:font-name="Times New Roman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cd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cd" fo:language="en" fo:country="US"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color="#a52a2a" fo:language="ru" fo:country="RU"/>
    </style:style>
    <style:style style:name="T42" style:family="text">
      <style:text-properties fo:color="#ff3333"/>
    </style:style>
    <style:style style:name="T43" style:family="text">
      <style:text-properties fo:color="#ff3333" fo:language="ru" fo:country="RU"/>
    </style:style>
    <style:style style:name="T44" style:family="text">
      <style:text-properties fo:color="#6600ff" fo:language="ru" fo:country="RU"/>
    </style:style>
    <style:style style:name="T45" style:family="text">
      <style:text-properties fo:color="#3333ff" fo:language="ru" fo:country="RU"/>
    </style:style>
    <style:style style:name="T46" style:family="text">
      <style:text-properties fo:color="#009900" fo:language="ru" fo:country="RU"/>
    </style:style>
    <style:style style:name="T47" style:family="text">
      <style:text-properties fo:color="#cc0000"/>
    </style:style>
    <style:style style:name="T48" style:family="text">
      <style:text-properties fo:color="#cc0000" fo:language="ru" fo:country="RU"/>
    </style:style>
    <style:style style:name="T49" style:family="text">
      <style:text-properties fo:color="#0000cc"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color="#0000cc" style:font-name="Times New Roman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fo:color="#ff0000" fo:language="en" fo:country="US" fo:font-style="normal" fo:font-weight="bold" style:font-style-asian="normal" style:font-weight-asian="bold" style:font-style-complex="normal" style:font-weight-complex="bold"/>
    </style:style>
    <style:style style:name="T52" style:family="text">
      <style:text-properties fo:color="#ff0000" fo:font-weight="bold" style:font-weight-asian="bold" style:font-weight-complex="bold"/>
    </style:style>
    <style:style style:name="T53" style:family="text">
      <style:text-properties fo:font-variant="normal" fo:text-transform="none" fo:color="#373737" style:font-name="Times New Roman" fo:font-size="12pt" fo:letter-spacing="normal" fo:font-style="normal" fo:font-weight="normal" style:font-size-asian="12pt" style:font-size-complex="12pt"/>
    </style:style>
    <style:style style:name="T54" style:family="text">
      <style:text-properties fo:font-variant="normal" fo:text-transform="none" fo:color="#373737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373737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6" style:family="text">
      <style:text-properties fo:font-variant="normal" fo:text-transform="none" fo:color="#373737" style:font-name="Times New Roman" fo:letter-spacing="normal" fo:language="ru" fo:country="RU" fo:font-style="normal" style:font-weight-asian="bold" style:font-weight-complex="bold"/>
    </style:style>
    <style:style style:name="T57" style:family="text">
      <style:text-properties fo:font-variant="normal" fo:text-transform="none" fo:color="#373737" style:font-name="Times New Roman" fo:letter-spacing="normal" fo:language="ru" fo:country="RU" fo:font-style="normal" fo:font-weight="bold" style:font-weight-asian="bold" style:font-weight-complex="bold"/>
    </style:style>
    <style:style style:name="T58" style:family="text">
      <style:text-properties fo:font-variant="normal" fo:text-transform="none" fo:color="#373737" style:font-name="Times New Roman" fo:letter-spacing="normal" fo:language="ru" fo:country="RU" fo:font-weight="bold" style:font-weight-asian="bold" style:font-weight-complex="bold"/>
    </style:style>
    <style:style style:name="T59" style:family="text">
      <style:text-properties fo:font-variant="normal" fo:text-transform="none" fo:color="#373737" style:font-name="Times New Roman" fo:letter-spacing="normal" fo:font-weight="bold" style:font-weight-asian="bold" style:font-weight-complex="bold"/>
    </style:style>
    <style:style style:name="T60" style:family="text">
      <style:text-properties fo:font-variant="normal" fo:text-transform="none" fo:color="#373737" style:font-name="Times New Roman" fo:font-size="8pt" fo:letter-spacing="normal" fo:font-style="normal" fo:font-weight="normal" style:font-size-asian="8pt" style:font-size-complex="8pt"/>
    </style:style>
    <style:style style:name="T61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62" style:family="text">
      <style:text-properties fo:font-variant="normal" fo:text-transform="none" fo:color="#0000cd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fo:color="#0000cd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font-variant="normal" fo:text-transform="none" fo:color="#ff0000" style:font-name="Times New Roman" fo:letter-spacing="normal" fo:font-weight="bold" style:font-weight-asian="bold" style:font-weight-complex="bold"/>
    </style:style>
    <style:style style:name="T65" style:family="text">
      <style:text-properties fo:font-variant="normal" fo:text-transform="none" fo:color="#ff0000" style:font-name="Times New Roman" fo:letter-spacing="normal" fo:language="ru" fo:country="RU" fo:font-weight="bold" style:font-weight-asian="bold" style:font-weight-complex="bold"/>
    </style:style>
    <style:style style:name="T66" style:family="text">
      <style:text-properties fo:font-variant="normal" fo:text-transform="none" fo:color="#ff0000" style:font-name="Times New Roman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7" style:family="text">
      <style:text-properties fo:font-variant="normal" fo:text-transform="none" fo:color="#0000cc" fo:letter-spacing="normal" fo:font-style="normal" fo:font-weight="bold" style:font-style-asian="normal" style:font-weight-asian="bold" style:font-style-complex="normal" style:font-weight-complex="bold"/>
    </style:style>
    <style:style style:name="T68" style:family="text">
      <style:text-properties fo:font-variant="normal" fo:text-transform="none" fo:color="#0000cc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font-variant="normal" fo:text-transform="none" fo:color="#0000cc" style:font-name="Times New Roman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style:font-name="Times New Roman" fo:letter-spacing="normal"/>
    </style:style>
    <style:style style:name="T71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2" style:family="text">
      <style:text-properties fo:font-variant="normal" fo:text-transform="none" style:font-name="Times New Roman" fo:letter-spacing="normal" fo:language="ru" fo:country="RU"/>
    </style:style>
    <style:style style:name="T73" style:family="text">
      <style:text-properties fo:font-variant="normal" fo:text-transform="none" style:font-name="Times New Roman" fo:letter-spacing="normal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variant="normal" fo:text-transform="none" style:font-name="Times New Roman" fo:letter-spacing="normal" fo:font-style="normal" style:font-style-asian="normal" style:font-style-complex="normal"/>
    </style:style>
    <style:style style:name="T75" style:family="text">
      <style:text-properties fo:font-variant="normal" fo:text-transform="none" style:font-name="Times New Roman" fo:letter-spacing="normal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F-8</text:p>
      <text:p text:style-name="P1"><text:span text:style-name="T16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2">(strings)</text:span><text:span text:style-name="T16"> * from tableName</text:span><text:span text:style-name="T23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2">(strings)</text:span><text:span text:style-name="T16"> * from tableName</text:span> — для других систем запрос выполняется более сложночем в <text:s/><text:span text:style-name="T19">MSQL</text:span></text:p>
      <text:p text:style-name="P2">4 select columnName, columnName,.. <text:span text:style-name="T22">(or * select all column)</text:span> from tableName <text:span text:style-name="T22"><text:s/>- выбор нужных колонок в нужном порядке</text:span></text:p>
      <text:p text:style-name="P2">5 select top 10 <text:span text:style-name="T22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3"><text:s/>*<text:span text:style-name="T16">select</text:span><text:span text:style-name="T22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4"><text:span text:style-name="T2">** </text:span><text:span text:style-name="T11">через пробел от названия колонки можно написать ее псевдоним</text:span></text:p>
      <text:p text:style-name="P5"><text:span text:style-name="T16">--* </text:span><text:span text:style-name="T17">вычисления со столбцами</text:span></text:p>
      <text:p text:style-name="P7"><text:span text:style-name="T12">6 </text:span><text:span text:style-name="T15">select top 3 columnName </text:span><text:span text:style-name="T17">columnNickName, </text:span><text:span text:style-name="T15">numColumnNam</text:span><text:span text:style-name="T22">*/+-num</text:span><text:span text:style-name="T17"> columnNickName</text:span><text:span text:style-name="T8"> </text:span><text:span text:style-name="T15">from</text:span><text:span text:style-name="T22"> </text:span><text:span text:style-name="T15">tableName</text:span></text:p>
      <text:p text:style-name="P7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10">* колонкой и даем название колонке с выводом вычисления.</text:p>
      <text:p text:style-name="P7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2"> </text:span><text:span text:style-name="T8">не используем</text:span></text:p>
      <text:p text:style-name="P8"><text:span text:style-name="T7">7 </text:span>select columName+' '+ columnName <text:s/><text:span text:style-name="T20">columnNickName </text:span>from tableName</text:p>
      <text:p text:style-name="P8">*<text:span text:style-name="T22"> +' '+ </text:span><text:span text:style-name="T8">разделитель между строковыми колонками</text:span></text:p>
      <text:p text:style-name="P8"><text:span text:style-name="T7">8 </text:span>select 10+15 == <text:s/>select 10+15 from tableName <text:span text:style-name="T8"><text:s/>запрос сработает как калькулятор</text:span></text:p>
      <text:p text:style-name="P8"><text:span text:style-name="T8">* <text:s/></text:span>select '10'+'15' —<text:span text:style-name="T8"> 1015 </text:span><text:span text:style-name="T21">MSQL</text:span><text:span text:style-name="T22"> </text:span><text:span text:style-name="T8">отработает по правилам строк</text:span></text:p>
      <text:p text:style-name="P8"><text:span text:style-name="T8">* </text:span><text:span text:style-name="T7">select '10'+'15' — </text:span><text:span text:style-name="T21">MySQL</text:span> <text:span text:style-name="T22">и</text:span><text:span text:style-name="T8">нтерпритирует строки как числа, если не может то заменяет строку на 0</text:span></text:p>
      <text:p text:style-name="P8"><text:span text:style-name="T7">* select '10'+'15' — </text:span><text:span text:style-name="T21">PostgresSQL</text:span> <text:span text:style-name="T8">считает что строки складывать нельзя о_О да ну нафиг...</text:span></text:p>
      <text:p text:style-name="P8"><text:span text:style-name="T8">* при запросе строковое значение надо обрамлять одинарными кавычками в </text:span><text:span text:style-name="T21">MSQL</text:span><text:span text:style-name="T22"> </text:span><text:span text:style-name="T8">одинарными, в других базах можно и двойными</text:span></text:p>
      <text:p text:style-name="P8">concat<text:span text:style-name="T22"> – </text:span><text:span text:style-name="T8">конкатенация</text:span></text:p>
      <text:p text:style-name="P8"><text:span text:style-name="T7">select </text:span>concat (<text:span text:style-name="T7">columName,' ',columnName</text:span>)<text:span text:style-name="T7"> columnNickName from tableName</text:span></text:p>
      <text:p text:style-name="P8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0">full_name</text:span><text:span text:style-name="T7"> </text:span><text:span text:style-name="T13">from </text:span><text:span text:style-name="T20">skill_managers – </text:span><text:span text:style-name="T13">функция во всех </text:span><text:span text:style-name="T21">SQL </text:span><text:span text:style-name="T13">работает адекватно,</text:span></text:p>
      <text:p text:style-name="P8"><text:span text:style-name="T13">* исключение — в </text:span><text:span text:style-name="T21">MSQL</text:span><text:span text:style-name="T20"> </text:span>concat<text:span text:style-name="T20"> </text:span><text:span text:style-name="T13">не работает с одним аргументом, надо минимум 2</text:span></text:p>
      <text:p text:style-name="P11"/>
      <text:p text:style-name="P11">** Математические функции в <text:span text:style-name="T1">SQL**</text:span></text:p>
      <text:p text:style-name="P11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11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/>
      <text:p text:style-name="P11"><text:span text:style-name="T1">* </text:span><text:span text:style-name="T6">select item_name, price_rub, cnt</text:span><text:span text:style-name="T1">, round((price_rub*cnt*85.30),2) </text:span><text:span text:style-name="T6">sum_usd from skill_price</text:span></text:p>
      <text:p text:style-name="P10"><text:span text:style-name="T1">* </text:span>выводим 3 колонки и в четвертой выводим итог операции</text:p>
      <text:p text:style-name="P6"><text:span text:style-name="T24">сумма от 1 до </text:span><text:span text:style-name="T25">aN = </text:span><text:span text:style-name="T1">(a1+an) * (n-1+1) / 2 </text:span></text:p>
      <text:p text:style-name="P12"/>
      <text:p text:style-name="P8">* where <text:span text:style-name="T7">условие</text:span></text:p>
      <text:p text:style-name="P8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8"><text:span text:style-name="T7">*</text:span><text:span text:style-name="T13"> </text:span><text:span text:style-name="T20">where —</text:span><text:span text:style-name="T13"> как и </text:span><text:span text:style-name="T20">boolean </text:span><text:span text:style-name="T13">равно или не равно так же <text:s/>&lt; или &gt; <text:s/>или =</text:span></text:p>
      <text:p text:style-name="P8"><text:span text:style-name="T13">* <text:s/></text:span><text:span text:style-name="T20">“not” - “!=” - “&lt;&gt; ” <text:s/>, and, or</text:span></text:p>
      <text:p text:style-name="P8"><text:span text:style-name="T20">* </text:span><text:span text:style-name="T13">очередность выполнения: в скобках, </text:span><text:span text:style-name="T20">not, and, or</text:span></text:p>
      <text:p text:style-name="P8"><text:span text:style-name="T20">*</text:span> select * from<text:span text:style-name="T20"> </text:span><text:span text:style-name="T7">tableName</text:span><text:span text:style-name="T20"> </text:span>where<text:span text:style-name="T20"> </text:span><text:span text:style-name="T7">columnName</text:span>=<text:span text:style-name="T20"> x and <text:s/></text:span><text:span text:style-name="T7">columnName</text:span><text:span text:style-name="T20">=x or...()</text:span></text:p>
      <text:p text:style-name="P9"/>
      <text:p text:style-name="P8"><text:span text:style-name="T20">* in == or <text:s/></text:span>select * from<text:span text:style-name="T20"> </text:span><text:span text:style-name="T7">tableName</text:span><text:span text:style-name="T20"> </text:span>where<text:span text:style-name="T20"> </text:span><text:span text:style-name="T7">columnName </text:span>in (x,y,z...)</text:p>
      <text:p text:style-name="P8">select * from<text:span text:style-name="T20"> </text:span><text:span text:style-name="T7">tableName</text:span><text:span text:style-name="T20"> </text:span>where<text:span text:style-name="T20"> not </text:span><text:span text:style-name="T7">columnName </text:span>in (x,y,z...)</text:p>
      <text:p text:style-name="P9">* between – <text:span text:style-name="T7">между границы включены </text:span>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</text:span><text:span text:style-name="T26"> </text:span><text:span text:style-name="T27"><text:s/></text:span><text:span text:style-name="T35">WHERE</text:span><text:span text:style-name="T27"> </text:span><text:span text:style-name="T28">columnName</text:span><text:span text:style-name="T27"> </text:span><text:span text:style-name="T35">BETWEEN</text:span><text:span text:style-name="T27"> </text:span><text:span text:style-name="T26">x</text:span><text:span text:style-name="T27"> </text:span><text:span text:style-name="T35">AND</text:span><text:span text:style-name="T27"> y</text:span></text:p>
      <text:p text:style-name="P14"/>
      <text:p text:style-name="P9"><text:span text:style-name="T27">* </text:span><text:span text:style-name="T26">Like – </text:span><text:span text:style-name="T27">ищет паттерн в строке</text:span><text:span text:style-name="T7"> </text:span></text:p>
      <text:p text:style-name="P9">% - <text:span text:style-name="T7">любая последовательность символов любой длинны</text:span></text:p>
      <text:p text:style-name="P11">_ - один любой символ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</text:span><text:span text:style-name="T27"> </text:span><text:span text:style-name="T35">WHERE</text:span><text:span text:style-name="T27"> </text:span><text:span text:style-name="T28">columnName</text:span><text:span text:style-name="T27"> </text:span><text:span text:style-name="T35">LIKE</text:span><text:span text:style-name="T27"> </text:span><text:span text:style-name="T41">'a%'</text:span><text:span text:style-name="T27">;</text:span><text:span text:style-name="T7"> <text:s/>- начинается на </text:span><text:span text:style-name="T43">а</text:span></text:p>
      <text:p text:style-name="P9"><text:span text:style-name="T35">SELECT</text:span><text:span text:style-name="T27"> * </text:span><text:span text:style-name="T35">FROM</text:span><text:span text:style-name="T27"> </text:span><text:span text:style-name="T28">tableName </text:span><text:span text:style-name="T35">WHERE</text:span><text:span text:style-name="T27"> </text:span><text:span text:style-name="T28">columnName</text:span><text:span text:style-name="T27"> <text:s/></text:span><text:span text:style-name="T35">LIKE</text:span><text:span text:style-name="T27"> </text:span><text:span text:style-name="T41">'_r%'</text:span><text:span text:style-name="T27">;</text:span><text:span text:style-name="T43"> <text:s/>- </text:span><text:span text:style-name="T27">второй символ </text:span><text:span text:style-name="T42">r <text:s/></text:span></text:p>
      <text:p text:style-name="P13"><text:soft-page-break/>* <text:span text:style-name="T7">примеры</text:span></text:p>
      <text:p text:style-name="P13"><text:span text:style-name="T35">SELECT</text:span><text:span text:style-name="T7"> * </text:span><text:span text:style-name="T35">FROM</text:span><text:span text:style-name="T7"> skill_managers </text:span><text:span text:style-name="T35">WHERE</text:span><text:span text:style-name="T7"> a</text:span>ge<text:span text:style-name="T7"> </text:span><text:span text:style-name="T44">IN </text:span><text:span text:style-name="T7">(25,33,37,42)</text:span></text:p>
      <text:p text:style-name="P13"><text:span text:style-name="T35">SELECT</text:span><text:span text:style-name="T7"> * </text:span><text:span text:style-name="T35">FROM</text:span><text:span text:style-name="T7"> skill_managers </text:span><text:span text:style-name="T35">WHERE</text:span><text:span text:style-name="T7"> first_name </text:span><text:span text:style-name="T44">IN </text:span><text:span text:style-name="T7">('Piter','Kaiden','Lacey');,</text:span></text:p>
      <text:p text:style-name="P14"/>
      <text:p text:style-name="P14">**Сортировка**</text:p>
      <text:p text:style-name="P13">* order by —<text:span text:style-name="T7"> по умолчанию по возрастанию (</text:span>ASC) —<text:span text:style-name="T7"> можно не указывать, </text:span></text:p>
      <text:p text:style-name="P13"><text:span text:style-name="T7">* по убыванию </text:span>DESC (descending)</text:p>
      <text:p text:style-name="P13"><text:span text:style-name="T35">SELECT</text:span><text:span text:style-name="T7"> * </text:span><text:span text:style-name="T35">FROM</text:span><text:span text:style-name="T7"> </text:span><text:span text:style-name="T14">tableName </text:span><text:span text:style-name="T35"><text:s/></text:span>order by <text:s/><text:span text:style-name="T14">columnName </text:span><text:span text:style-name="T19">(ASC</text:span><text:span text:style-name="T14">)</text:span></text:p>
      <text:p text:style-name="P13"><text:span text:style-name="T36">SELECT</text:span><text:span text:style-name="T14"> * </text:span><text:span text:style-name="T36">FROM</text:span><text:span text:style-name="T14"> tableName </text:span><text:span text:style-name="T36"><text:s/></text:span><text:span text:style-name="T7">order by</text:span><text:span text:style-name="T14"> <text:s/>columnName </text:span><text:span text:style-name="T19">DESC </text:span><text:span text:style-name="T7"><text:s/>- по убыванию указывать обязательно!</text:span></text:p>
      <text:p text:style-name="P15"><text:span text:style-name="T7">**</text:span><text:span text:style-name="T45">select</text:span><text:span text:style-name="T7"> * </text:span><text:span text:style-name="T45">from</text:span><text:span text:style-name="T7"> skill_managers </text:span><text:span text:style-name="T45">where</text:span><text:span text:style-name="T7"> gender=‘F’ </text:span><text:span text:style-name="T46">order by</text:span><text:span text:style-name="T7"> age </text:span></text:p>
      <text:p text:style-name="P15"><text:span text:style-name="T7">**</text:span><text:span text:style-name="T45">select</text:span><text:span text:style-name="T7"> </text:span><text:span text:style-name="T47">top 5</text:span> <text:span text:style-name="T7">* </text:span><text:span text:style-name="T45">from</text:span><text:span text:style-name="T7"> skill_managers </text:span><text:span text:style-name="T45">where</text:span><text:span text:style-name="T7"> gender=‘F’ </text:span><text:span text:style-name="T46">order by</text:span><text:span text:style-name="T7"> age <text:s/>- для </text:span>MSQL</text:p>
      <text:p text:style-name="P15"><text:span text:style-name="T7">**</text:span><text:span text:style-name="T45">select</text:span><text:span text:style-name="T7"> * </text:span><text:span text:style-name="T45">from</text:span><text:span text:style-name="T7"> skill_managers </text:span><text:span text:style-name="T45">where</text:span><text:span text:style-name="T7"> gender=‘F’ </text:span><text:span text:style-name="T46">order by</text:span><text:span text:style-name="T7"> age </text:span><text:span text:style-name="T47">limit 5 —</text:span><text:span text:style-name="T48"> </text:span><text:span text:style-name="T7">для остальных бд</text:span></text:p>
      <text:p text:style-name="P16"/>
      <text:p text:style-name="P16">*****Числа, Строки и Даты*****</text:p>
      <text:p text:style-name="P16">Длинна строки</text:p>
      <text:p text:style-name="P15"><text:span text:style-name="T19">len</text:span> – <text:span text:style-name="T23">MS SQL</text:span></text:p>
      <text:p text:style-name="P15"><text:span text:style-name="T19">length</text:span> – <text:span text:style-name="T23">PostrgresSQL and other</text:span></text:p>
      <text:p text:style-name="P15"><text:span text:style-name="T37">SELECT </text:span><text:span text:style-name="T14">len</text:span><text:span text:style-name="T7">('Длинна этой стрки') </text:span></text:p>
      <text:p text:style-name="P15"><text:span text:style-name="T37">SELECT </text:span><text:span text:style-name="T14">columnName, len</text:span><text:span text:style-name="T19">(</text:span><text:span text:style-name="T14">columnName</text:span><text:span text:style-name="T19">) </text:span><text:span text:style-name="T14">columnNickName <text:s/></text:span><text:span text:style-name="T19">f</text:span><text:span text:style-name="T14">rom tableName –</text:span><text:span text:style-name="T19"> </text:span><text:span text:style-name="T23">MS SQL</text:span></text:p>
      <text:p text:style-name="P15"><text:span text:style-name="T37">SELECT </text:span><text:span text:style-name="T14">columnName, </text:span><text:span text:style-name="T19">length(columnName)</text:span><text:span text:style-name="T23"> </text:span><text:span text:style-name="T14">columnNickName </text:span><text:span text:style-name="T49">FROM</text:span><text:span text:style-name="T9"> </text:span><text:span text:style-name="T14">tableName</text:span><text:span text:style-name="T9"> –</text:span><text:span text:style-name="T23"> PostgresSQL</text:span></text:p>
      <text:p text:style-name="P15">** <text:span text:style-name="T7">удаление лишних пробелов*</text:span></text:p>
      <text:p text:style-name="P15">*LTRIM / TRIM / RTRIM</text:p>
      <text:p text:style-name="P16">*левый <text:s/>/ <text:s text:c="2"/>оба <text:s text:c="2"/>/ <text:s/>правый — адекватно работают в <text:span text:style-name="T3">MySQL </text:span><text:span text:style-name="T23">и </text:span><text:span text:style-name="T3">PostgresSQL</text:span></text:p>
      <text:p text:style-name="P6"><text:span text:style-name="T29">*</text:span><text:span text:style-name="T30"> c MSSQL </text:span><text:span text:style-name="T32">надо гуглить </text:span><text:span text:style-name="T30">LRTIM </text:span><text:span text:style-name="T32">работает как </text:span><text:span text:style-name="T30">TRIM... </text:span><text:span text:style-name="T5">(⊙_⊙) </text:span></text:p>
      <text:p text:style-name="P6"><text:span text:style-name="T38">SELECT</text:span><text:span text:style-name="T30"> trim(</text:span><text:span text:style-name="T34">columnName</text:span><text:span text:style-name="T30">) </text:span><text:span text:style-name="T34">columnNickName</text:span><text:span text:style-name="T30"> </text:span><text:span text:style-name="T50">FROM</text:span><text:span text:style-name="T30"> </text:span><text:span text:style-name="T34">tableName</text:span><text:span text:style-name="T33"> </text:span><text:span text:style-name="T38">WHERE</text:span><text:span text:style-name="T29"> </text:span><text:span text:style-name="T30">trim(</text:span><text:span text:style-name="T34">columnName</text:span><text:span text:style-name="T30">)='</text:span><text:span text:style-name="T31">String</text:span><text:span text:style-name="T30">' (order by);</text:span></text:p>
      <text:p text:style-name="P17">**upper('string')='STRING' <text:s text:c="2"/>= ucase - MySQL</text:p>
      <text:p text:style-name="P17">**lower('STRING')='string' <text:s text:c="2"/>= lcase - MySQL</text:p>
      <text:p text:style-name="P16"><text:span text:style-name="T39">SELECT </text:span><text:span text:style-name="T3">case when</text:span><text:span text:style-name="T40"> </text:span><text:span text:style-name="T51">'A'='a'</text:span><text:span text:style-name="T40"> </text:span><text:span text:style-name="T6">then</text:span><text:span text:style-name="T40"> </text:span><text:span text:style-name="T51">'NOT CASE SENSITIVE'</text:span><text:span text:style-name="T40"> </text:span><text:span text:style-name="T6">else</text:span><text:span text:style-name="T40"> </text:span><text:span text:style-name="T51">'CASE SENSITIVE'</text:span><text:span text:style-name="T40"> END; - </text:span>запрос если то</text:p>
      <text:p text:style-name="P16"><text:span text:style-name="T23">**select upper(</text:span><text:span text:style-name="T19">columnName</text:span><text:span text:style-name="T23">) </text:span><text:span text:style-name="T19">columnNickName</text:span><text:span text:style-name="T5"> </text:span><text:span text:style-name="T23">, upper(</text:span><text:span text:style-name="T19">columnName</text:span><text:span text:style-name="T6">)</text:span><text:span text:style-name="T23"> </text:span><text:span text:style-name="T19">columnNickName</text:span><text:span text:style-name="T5"> </text:span></text:p>
      <text:p text:style-name="P16"><text:span text:style-name="T23"><text:s/>**from <text:s/></text:span><text:span text:style-name="T19">tableName</text:span></text:p>
      <text:p text:style-name="P16"><text:span text:style-name="T19"/></text:p>
      <text:p text:style-name="P20"><text:span text:style-name="T19">SUBSTRING –</text:span><text:span text:style-name="T26"> к</text:span><text:span text:style-name="T27">огда надо выделить часть стоки. И распологаем данными о начальной позиции</text:span></text:p>
      <text:p text:style-name="P20"><text:span text:style-name="T27">** и можем расчитать его длинну - </text:span><text:span text:style-name="T28">работает во всех БД</text:span></text:p>
      <text:p text:style-name="P20"><text:span text:style-name="T27">** если небходимо выделить с Х и до конца строки можно не расчитывать длинну, а указать большее</text:span></text:p>
      <text:p text:style-name="P20"><text:span text:style-name="T27">**</text:span><text:span text:style-name="T26">SQL </text:span><text:span text:style-name="T27">доработает все сама</text:span></text:p>
      <text:p text:style-name="P15"><text:span text:style-name="T19">*select substring('strSUBSTRINGing',4,9) – SUBSTRING</text:span></text:p>
      <text:p text:style-name="P15"><text:span text:style-name="T19">**</text:span><text:span text:style-name="T37">SELECT</text:span><text:span text:style-name="T19"> </text:span><text:span text:style-name="T14">columnName</text:span><text:span text:style-name="T19">, </text:span><text:span text:style-name="T52">substring</text:span><text:span text:style-name="T19">(</text:span><text:span text:style-name="T14">columnName</text:span><text:span text:style-name="T19">, len('</text:span><text:span text:style-name="T23">***</text:span><text:span text:style-name="T19">')+1, len(</text:span><text:span text:style-name="T14">columnName</text:span><text:span text:style-name="T19">)-len('</text:span><text:span text:style-name="T21">***</text:span><text:span text:style-name="T19">'))<text:line-break/>**</text:span><text:span text:style-name="T49">FROM</text:span><text:span text:style-name="T19"> </text:span><text:span text:style-name="T14">tableName</text:span><text:span text:style-name="T19"> </text:span><text:span text:style-name="T37">WHERE</text:span><text:span text:style-name="T19"> </text:span><text:span text:style-name="T14">columnName </text:span><text:span text:style-name="T19">like '</text:span><text:span text:style-name="T23">***</text:span><text:span text:style-name="T19">'</text:span></text:p>
      <text:p text:style-name="P15"><text:span text:style-name="T19">**</text:span><text:span text:style-name="T37">SELECT</text:span><text:span text:style-name="T19"> </text:span><text:span text:style-name="T14">columnName</text:span><text:span text:style-name="T19">, </text:span><text:span text:style-name="T52">substring</text:span><text:span text:style-name="T19">(</text:span><text:span text:style-name="T14">columnName</text:span><text:span text:style-name="T19">, </text:span><text:span text:style-name="T52">X </text:span><text:span text:style-name="T19">, len(</text:span><text:span text:style-name="T14">columnName</text:span><text:span text:style-name="T19">)) </text:span><text:span text:style-name="T49">FROM</text:span><text:span text:style-name="T19"> </text:span><text:span text:style-name="T14">tableName</text:span><text:span text:style-name="T19"> </text:span><text:span text:style-name="T37">WHERE</text:span><text:span text:style-name="T19"> </text:span><text:span text:style-name="T14">columnName </text:span><text:span text:style-name="T19">like '</text:span><text:span text:style-name="T23">***</text:span><text:span text:style-name="T19">' </text:span><text:span text:style-name="T52">X – </text:span><text:span text:style-name="T14">если известна стартовая позиция</text:span></text:p>
      <text:p text:style-name="P15"><text:span text:style-name="T14"/></text:p>
      <text:p text:style-name="P15"><text:span text:style-name="T14">ПОИСК подСТРОКИ</text:span></text:p>
      <text:list xml:id="list275088962227720096" text:style-name="L1">
        <text:list-header>
          <text:p text:style-name="P26"><text:span text:style-name="T56">** Для </text:span><text:span text:style-name="T57">MS SQL</text:span><text:span text:style-name="T56">:</text:span><text:span text:style-name="T58"> </text:span><text:span text:style-name="Strong_20_Emphasis"><text:span text:style-name="T65">charindex</text:span></text:span><text:span text:style-name="T58">.</text:span></text:p>
          <text:p text:style-name="P26"><text:span text:style-name="T58">** </text:span><text:span text:style-name="T62">SELECT</text:span><text:span text:style-name="T58"> </text:span><text:span text:style-name="T61">columnName</text:span><text:span text:style-name="T58"> </text:span><text:span text:style-name="T67">FROM</text:span><text:span text:style-name="T58"> </text:span><text:span text:style-name="T61">tableName</text:span><text:span text:style-name="T58"> </text:span><text:span text:style-name="T62">WHERE</text:span><text:span text:style-name="T58"> </text:span><text:span text:style-name="T65">charindex(</text:span><text:span text:style-name="T58">'s</text:span><text:span text:style-name="T59">omething</text:span><text:span text:style-name="T58">', </text:span><text:span text:style-name="T61">columnName</text:span><text:span text:style-name="T58">)=</text:span><text:span text:style-name="T64">X (position) </text:span></text:p>
        </text:list-header>
      </text:list>
      <text:p text:style-name="P25"><text:span text:style-name="T70"><text:tab/><text:tab/><text:tab/><text:tab/><text:tab/><text:tab/><text:tab/><text:tab/><text:tab/> <text:s text:c="4"/></text:span><text:span text:style-name="T72">Что ищем <text:s text:c="3"/>Где ищем</text:span></text:p>
      <text:p text:style-name="P24"><text:span text:style-name="T53">** Для </text:span><text:span text:style-name="T54">MySQL</text:span><text:span text:style-name="T53">: </text:span><text:span text:style-name="Strong_20_Emphasis"><text:span text:style-name="T66">locate</text:span></text:span><text:span text:style-name="T66">, </text:span><text:span text:style-name="Strong_20_Emphasis"><text:span text:style-name="T66">instr </text:span></text:span><text:span text:style-name="T66">и </text:span><text:span text:style-name="Strong_20_Emphasis"><text:span text:style-name="T66">position</text:span></text:span><text:span text:style-name="T66">.</text:span></text:p>
      <text:p text:style-name="P27"><text:span text:style-name="T58">** </text:span><text:span text:style-name="T63">SELECT</text:span><text:span text:style-name="T58"> columnName </text:span><text:span text:style-name="T68">FROM</text:span><text:span text:style-name="T58"> tableName </text:span><text:span text:style-name="T63">WHERE</text:span><text:span text:style-name="T58"> </text:span><text:span text:style-name="T64">locate</text:span><text:span text:style-name="T65">(</text:span><text:span text:style-name="T58">'s</text:span><text:span text:style-name="T59">omething</text:span><text:span text:style-name="T58">', columnName)=</text:span><text:span text:style-name="T64">X (position) </text:span><text:span text:style-name="T65"><text:s text:c="39"/></text:span></text:p>
      <text:p text:style-name="P32"><text:span text:style-name="T58">** </text:span><text:span text:style-name="T63">SELECT</text:span><text:span text:style-name="T58"> columnName </text:span><text:span text:style-name="T68">FROM</text:span><text:span text:style-name="T58"> tableName </text:span><text:span text:style-name="T63">WHERE</text:span><text:span text:style-name="T58"> </text:span><text:span text:style-name="T64">instr</text:span><text:span text:style-name="T65">(</text:span><text:span text:style-name="T58">columnName, 's</text:span><text:span text:style-name="T59">omething</text:span><text:span text:style-name="T58">')=</text:span><text:span text:style-name="T64">X (position)</text:span></text:p>
      <text:p text:style-name="P33"><text:span text:style-name="T64"><text:tab/><text:tab/><text:tab/><text:tab/><text:tab/><text:tab/><text:tab/><text:tab/> <text:s text:c="10"/></text:span><text:span text:style-name="T72">Где ищем <text:s text:c="6"/>Что ищем </text:span></text:p>
      <text:p text:style-name="P31"><text:span text:style-name="T58">** </text:span><text:span text:style-name="T63">SELECT</text:span><text:span text:style-name="T58"> columnName </text:span><text:span text:style-name="T69">FROM</text:span><text:span text:style-name="T58"> tableName </text:span><text:span text:style-name="T63">WHERE</text:span><text:span text:style-name="T58"> </text:span><text:span text:style-name="T64">position</text:span><text:span text:style-name="T71">(</text:span><text:span text:style-name="T58">'something' </text:span><text:span text:style-name="T59">in columnName</text:span><text:span text:style-name="T58">)=</text:span><text:span text:style-name="T65">X (position)</text:span></text:p>
      <text:p text:style-name="P21"><text:span text:style-name="T60"/></text:p>
      <text:p text:style-name="P23"><text:span text:style-name="T53">**Для </text:span><text:span text:style-name="T54">PostgreSQ</text:span><text:span text:style-name="T53">L: </text:span><text:span text:style-name="Strong_20_Emphasis"><text:span text:style-name="T66">strpos </text:span></text:span><text:span text:style-name="T66">и </text:span><text:span text:style-name="Strong_20_Emphasis"><text:span text:style-name="T66">position</text:span></text:span><text:span text:style-name="T55">.</text:span></text:p>
      <text:p text:style-name="P22"><text:span text:style-name="T58">** </text:span><text:span text:style-name="T63">SELECT</text:span><text:span text:style-name="T58"> columnName </text:span><text:span text:style-name="T69">FROM</text:span><text:span text:style-name="T58"> tableName </text:span><text:span text:style-name="T63">WHERE</text:span><text:span text:style-name="T58"> </text:span><text:span text:style-name="T64">position</text:span><text:span text:style-name="T59">(</text:span><text:span text:style-name="T58">'something' </text:span><text:span text:style-name="T59">in columnName</text:span><text:span text:style-name="T58">)=</text:span><text:span text:style-name="T65">X (position)</text:span></text:p>
      <text:p text:style-name="P28"><text:span text:style-name="T58">** </text:span><text:span text:style-name="T63">SELECT</text:span><text:span text:style-name="T58"> columnName </text:span><text:span text:style-name="T69">FROM</text:span><text:span text:style-name="T58"> tableName </text:span><text:span text:style-name="T63">WHERE</text:span><text:span text:style-name="T58"> </text:span><text:span text:style-name="T65">s</text:span><text:span text:style-name="T64">trpos</text:span><text:span text:style-name="T65">(</text:span><text:span text:style-name="T58">columnName, 'something')=</text:span><text:span text:style-name="T65">X (position)</text:span></text:p>
      <text:p text:style-name="P28"><text:soft-page-break/><text:span text:style-name="T65"/></text:p>
      <text:p text:style-name="P29"><text:span text:style-name="T71">Задание 1 <text:s/></text:span><text:a xlink:type="simple" xlink:href="https://dbfiddle.uk/?rdbms=sqlserver_2019&amp;fiddle=058086c61c201ab386c16c2117bc498d&amp;hide=1" text:style-name="Internet_20_link" text:visited-style-name="Visited_20_Internet_20_Link"><text:span text:style-name="T73">https://dbfiddle.uk/?rdbms=sqlserver_2019&amp;fiddle=058086c61c201ab386c16c2117bc498d&amp;hide=1</text:span></text:a></text:p>
      <text:p text:style-name="P29"><text:span text:style-name="T74">1 select * from skill_countries order by population;</text:span></text:p>
      <text:p text:style-name="P29"><text:span text:style-name="T74">2 select * from skill_countries order by population DESC;</text:span></text:p>
      <text:p text:style-name="P29"><text:span text:style-name="T74">3 select * from skill_countries order by continent_id, population DESC;</text:span></text:p>
      <text:p text:style-name="P29"><text:span text:style-name="T74">4 select * from skill_cities order by country_id, population DESC;</text:span></text:p>
      <text:p text:style-name="P29"><text:span text:style-name="T74">country_id — 3, 10</text:span></text:p>
      <text:p text:style-name="P29"><text:span text:style-name="T74">5 select * from skill_cities order by country_id,is_capital DESC,population DESC;</text:span></text:p>
      <text:p text:style-name="P29"><text:span text:style-name="T74"/></text:p>
      <text:p text:style-name="P30"><text:span text:style-name="T70">Задание 2 </text:span><text:a xlink:type="simple" xlink:href="https://dbfiddle.uk/?rdbms=sqlserver_2019&amp;fiddle=333f85910101460551249e0082703f99&amp;hide=1" text:style-name="Internet_20_link" text:visited-style-name="Visited_20_Internet_20_Link"><text:span text:style-name="T75">https://dbfiddle.uk/?rdbms=sqlserver_2019&amp;fiddle=333f85910101460551249e0082703f99&amp;hide=1</text:span></text:a></text:p>
      <text:p text:style-name="P30"><text:span text:style-name="T75">1 select top 1 * from skill_cities order by population DESC</text:span></text:p>
      <text:p text:style-name="P30"><text:span text:style-name="T75">2 select top 1 * from skill_cities order by population</text:span></text:p>
      <text:p text:style-name="P30"><text:span text:style-name="T75">3 select top 1 * from skill_cities where country_id=10 order by population</text:span></text:p>
      <text:p text:style-name="P30"><text:span text:style-name="T75">4 select top 1 * from skill_cities where country_id=4 order by population DESC</text:span></text:p>
      <text:p text:style-name="P30"><text:span text:style-name="T75">5 select * from skill_cities where is_capital=1 order by population DESC</text:span></text:p>
      <text:p text:style-name="P30"><text:span text:style-name="T75"/></text:p>
      <text:p text:style-name="P30"><text:span text:style-name="T70">Задание 3</text:span><text:span text:style-name="T75"> </text:span><text:a xlink:type="simple" xlink:href="https://dbfiddle.uk/?rdbms=mysql_8.0&amp;fiddle=5e6b8d7a3fd2bb5309ef5eef787f8496&amp;hide=1" text:style-name="Internet_20_link" text:visited-style-name="Visited_20_Internet_20_Link"><text:span text:style-name="T75">https://dbfiddle.uk/?rdbms=mysql_8.0&amp;fiddle=5e6b8d7a3fd2bb5309ef5eef787f8496&amp;hide=1</text:span></text:a></text:p>
      <text:p text:style-name="P30"><text:span text:style-name="T75"/></text:p>
      <text:p text:style-name="P30"><text:span text:style-name="T75"/></text:p>
      <text:p text:style-name="P29"><text:span text:style-name="T7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apple-system" svg:font-family="apple-system, BlinkMacSystemFont, Roboto, 'Helvetica Neue', Arial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556cm" fo:margin-right="0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dc:date>2022-07-04T00:51:16.61</dc:date>
    <meta:editing-duration>PT17H53M59S</meta:editing-duration>
    <meta:editing-cycles>39</meta:editing-cycles>
    <meta:document-statistic meta:table-count="0" meta:image-count="0" meta:object-count="0" meta:page-count="3" meta:paragraph-count="109" meta:word-count="966" meta:character-count="6857"/>
  </office:meta>
</office:document-meta>
</file>